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<draw:frame draw:style-name="a0" draw:name="Picture 2" text:anchor-type="as-char" svg:x="0in" svg:y="0in" svg:width="3.66667in" svg:height="3.66667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 fo:language="de" fo:country="DE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 fo:language="de" fo:country="DE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 fo:language="de" fo:country="DE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 fo:language="de" fo:country="DE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 fo:language="de" fo:country="DE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 fo:language="de" fo:country="DE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 fo:language="de" fo:country="DE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 fo:language="de" fo:country="DE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 fo:language="de" fo:country="DE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de" fo:country="DE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 fo:language="de" fo:country="DE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fo:language="de" fo:country="D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 fo:language="de" fo:country="D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tharv Kulkarni</meta:initial-creator>
    <dc:creator>Atharv Kulkarni</dc:creator>
    <meta:creation-date>2024-07-23T21:19:00Z</meta:creation-date>
    <dc:date>2024-07-23T21:19:00Z</dc:date>
    <meta:template xlink:href="Normal.dotm" xlink:type="simple"/>
    <meta:editing-cycles>1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